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607cm" fo:margin-left="0cm" fo:margin-right="-0.609cm" table:align="margins"/>
    </style:style>
    <style:style style:name="Table1.A" style:family="table-column">
      <style:table-column-properties style:column-width="1.275cm" style:rel-column-width="723*"/>
    </style:style>
    <style:style style:name="Table1.B" style:family="table-column">
      <style:table-column-properties style:column-width="0.961cm" style:rel-column-width="545*"/>
    </style:style>
    <style:style style:name="Table1.C" style:family="table-column">
      <style:table-column-properties style:column-width="0.963cm" style:rel-column-width="546*"/>
    </style:style>
    <style:style style:name="Table1.D" style:family="table-column">
      <style:table-column-properties style:column-width="3.247cm" style:rel-column-width="1841*"/>
    </style:style>
    <style:style style:name="Table1.E" style:family="table-column">
      <style:table-column-properties style:column-width="1.251cm" style:rel-column-width="709*"/>
    </style:style>
    <style:style style:name="Table1.F" style:family="table-column">
      <style:table-column-properties style:column-width="1.947cm" style:rel-column-width="1104*"/>
    </style:style>
    <style:style style:name="Table1.G" style:family="table-column">
      <style:table-column-properties style:column-width="2.646cm" style:rel-column-width="1500*"/>
    </style:style>
    <style:style style:name="Table1.H" style:family="table-column">
      <style:table-column-properties style:column-width="1.348cm" style:rel-column-width="764*"/>
    </style:style>
    <style:style style:name="Table1.I" style:family="table-column">
      <style:table-column-properties style:column-width="1.563cm" style:rel-column-width="886*"/>
    </style:style>
    <style:style style:name="Table1.J" style:family="table-column">
      <style:table-column-properties style:column-width="2.406cm" style:rel-column-width="1364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C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619cm" fo:margin-left="0cm" fo:margin-right="-0.621cm" table:align="margins"/>
    </style:style>
    <style:style style:name="Table2.A" style:family="table-column">
      <style:table-column-properties style:column-width="1.542cm" style:rel-column-width="874*"/>
    </style:style>
    <style:style style:name="Table2.B" style:family="table-column">
      <style:table-column-properties style:column-width="2.15cm" style:rel-column-width="1219*"/>
    </style:style>
    <style:style style:name="Table2.C" style:family="table-column">
      <style:table-column-properties style:column-width="0.901cm" style:rel-column-width="511*"/>
    </style:style>
    <style:style style:name="Table2.D" style:family="table-column">
      <style:table-column-properties style:column-width="1.854cm" style:rel-column-width="1051*"/>
    </style:style>
    <style:style style:name="Table2.E" style:family="table-column">
      <style:table-column-properties style:column-width="1.81cm" style:rel-column-width="1026*"/>
    </style:style>
    <style:style style:name="Table2.F" style:family="table-column">
      <style:table-column-properties style:column-width="1.388cm" style:rel-column-width="787*"/>
    </style:style>
    <style:style style:name="Table2.G" style:family="table-column">
      <style:table-column-properties style:column-width="0.677cm" style:rel-column-width="384*"/>
    </style:style>
    <style:style style:name="Table2.H" style:family="table-column">
      <style:table-column-properties style:column-width="4.128cm" style:rel-column-width="2340*"/>
    </style:style>
    <style:style style:name="Table2.I" style:family="table-column">
      <style:table-column-properties style:column-width="0.751cm" style:rel-column-width="426*"/>
    </style:style>
    <style:style style:name="Table2.J" style:family="table-column">
      <style:table-column-properties style:column-width="2.418cm" style:rel-column-width="1371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5">
      <style:text-properties fo:font-weight="bold" style:font-weight-asian="bold" style:font-weight-complex="bold"/>
    </style:style>
    <style:style style:name="P8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cisions as a result of discussions in Paris:</text:h>
      <text:h text:style-name="Heading_20_3" text:outline-level="3">a. Sections as part of dataforms.</text:h>
      <text:p text:style-name="Standard">The smallest section of a dataform is a section. Each section is defined with a name and optionally a heading line text.</text:p>
      <text:p text:style-name="Standard"/>
      <text:p text:style-name="Standard">Sections are added as part of data definitions. </text:p>
      <text:p text:style-name="Standard"/>
      <text:p text:style-name="Standard">User rights are allocated with sections as the minimal size <text:s/></text:p>
      <text:p text:style-name="Standard"/>
      <text:p text:style-name="Standard">Sections have the following attributes:</text:p>
      <text:p text:style-name="Standard">- id</text:p>
      <text:p text:style-name="Standard">- header line (optional)</text:p>
      <text:p text:style-name="Standard">- background colour</text:p>
      <text:p text:style-name="Standard">- border (line y/n)</text:p>
      <text:p text:style-name="Standard">- language (?)</text:p>
      <text:p text:style-name="Standard"/>
      <text:p text:style-name="Standard">Consequently:</text:p>
      <text:p text:style-name="Standard">User group rights are associated with section id's as the level of rights. </text:p>
      <text:p text:style-name="Standard"/>
      <text:h text:style-name="Heading_20_3" text:outline-level="3">b. Definition of dataforms - “paste as dictionary” - “Export as dictionary”. </text:h>
      <text:p text:style-name="Text_20_body">Currently the definition of dataforms can be done with: </text:p>
      <text:list xml:id="list42431872" text:style-name="L1">
        <text:list-item>
          <text:p text:style-name="P1">Graphical design directly on the form</text:p>
        </text:list-item>
        <text:list-item>
          <text:p text:style-name="P1">Paste as “specific field type/interpret as qes”</text:p>
        </text:list-item>
      </text:list>
      <text:p text:style-name="Text_20_body">This has to be supplemented with a new type:</text:p>
      <text:list xml:id="list42430148" text:style-name="L2">
        <text:list-item>
          <text:p text:style-name="P2">Paste as dictionary</text:p>
        </text:list-item>
      </text:list>
      <text:p text:style-name="Text_20_body">When doing so the software will do the following: </text:p>
      <text:list xml:id="list42431041" text:style-name="L3">
        <text:list-item>
          <text:p text:style-name="P3">Check if the clipboard contains a csv structure </text:p>
        </text:list-item>
        <text:list-item>
          <text:p text:style-name="P3">Create a new dataform (or add to current dataform if this is open).</text:p>
        </text:list-item>
        <text:list-item>
          <text:p text:style-name="P3">Paste the information columnwise with acceptance of columns with appropriate names (see below)</text:p>
        </text:list-item>
        <text:list-item>
          <text:p text:style-name="P3">Show in an information message box the names of columns accepted and rejected. Such as:<text:line-break/>Clipboard contents: Columns: x <text:s text:c="2"/>Accepted y <text:s text:c="2"/>Rejected (x-y)<text:line-break/> <text:s text:c="5"/>Rejected columns: a <text:s/>b <text:s/>c <text:s/>d ......<text:line-break/> <text:s text:c="5"/>Accepted columns: e f g .....</text:p>
        </text:list-item>
        <text:list-item>
          <text:p text:style-name="P3">Assign attributes to fields according to definitions in the csv structure</text:p>
        </text:list-item>
        <text:list-item>
          <text:p text:style-name="P3">Show and make active the dataform.</text:p>
        </text:list-item>
      </text:list>
      <text:p text:style-name="Text_20_body"/>
      <text:p text:style-name="P6"/>
      <text:p text:style-name="P8">The csv structure must have this format:</text:p>
      <text:list xml:id="list42522936" text:style-name="L5">
        <text:list-item>
          <text:p text:style-name="P5">Block structured with two sections Dataform ... /dataform, valueLabel ... /valuelabel</text:p>
        </text:list-item>
        <text:list-item>
          <text:p text:style-name="P5">Names of columns separated by tabs or semicolon</text:p>
        </text:list-item>
        <text:list-item>
          <text:p text:style-name="P5">Text strings in the first line: must be enclosed in quotes</text:p>
        </text:list-item>
        <text:list-item>
          <text:p text:style-name="P5">Columns: Only columns with appropriate specifiers are accepted. </text:p>
        </text:list-item>
        <text:list-item>
          <text:p text:style-name="P7">specifiers:</text:p>
        </text:list-item>
      </text:list>
      <text:list xml:id="list42518989" text:style-name="L4">
        <text:list-item>
          <text:p text:style-name="P4">Name <text:s text:c="3"/><text:tab/>(must be the first column) <text:line-break/>contents: Any name NOT containing a space</text:p>
        </text:list-item>
        <text:list-item>
          <text:p text:style-name="P4">Type<text:tab/><text:tab/>(must be the second) of each field:</text:p>
          <text:list>
            <text:list-item>
              <text:p text:style-name="P4">Ix (integer) </text:p>
            </text:list-item>
            <text:list-item>
              <text:p text:style-name="P4">F2.2 (Float length before/after decimal ) </text:p>
            </text:list-item>
            <text:list-item>
              <text:p text:style-name="P4">DMY/MDY/YMD (date type) </text:p>
            </text:list-item>
            <text:list-item>
              <text:p text:style-name="P4">Sx (string with length x) </text:p>
            </text:list-item>
            <text:list-item>
              <text:p text:style-name="P4">SH (Section)</text:p>
            </text:list-item>
            <text:list-item>
              <text:p text:style-name="P4">Q (question) </text:p>
            </text:list-item>
            <text:list-item>
              <text:p text:style-name="P4">Ex (encrypted - length x)</text:p>
            </text:list-item>
            <text:list-item>
              <text:p text:style-name="P4">T (time variable)</text:p>
            </text:list-item>
          </text:list>
        </text:list-item>
        <text:list-item>
          <text:p text:style-name="P4">Line: ( 1: next linie, 0 at end of current field in previous line)</text:p>
        </text:list-item>
        <text:list-item>
          <text:p text:style-name="P4">Question: Variable label</text:p>
        </text:list-item>
      </text:list>
      <text:list xml:id="list43453484" text:continue-list="list42522936" text:style-name="L5">
        <text:list-item text:start-value="1">
          <text:p text:style-name="P5"><text:span text:style-name="T1">specifiers optional</text:span>:</text:p>
          <text:list>
            <text:list-item>
              <text:p text:style-name="P5"><text:s/>range x-y / &gt; variable z /&gt;= variable z/&lt;variable z/&lt;=variable &lt; (plus from z1-z2 variables)</text:p>
            </text:list-item>
            <text:list-item>
              <text:p text:style-name="P5">mustenter <text:s/>(1=yes 0=no)</text:p>
            </text:list-item>
            <text:list-item>
              <text:p text:style-name="P5">missingvalue <text:s text:c="2"/>(digit indicating this)</text:p>
            </text:list-item>
            <text:list-item>
              <text:p text:style-name="P5">jump <text:s/>(can be repeated for several values) </text:p>
            </text:list-item>
            <text:list-item>
              <text:p text:style-name="P5">default (value to use as default)</text:p>
            </text:list-item>
            <text:list-item>
              <text:p text:style-name="P5">valuelabel (name of valuelabel to apply - must exist in the file) - must be thought of later how this can <text:s/>be specified. </text:p>
            </text:list-item>
            <text:list-item>
              <text:p text:style-name="P5">script (to be added later, when scripting is introduced)</text:p>
              <text:list>
                <text:list-item>
                  <text:p text:style-name="P5">etc for the other attributes</text:p>
                </text:list-item>
              </text:list>
            </text:list-item>
          </text:list>
        </text:list-item>
      </text:list>
      <text:p text:style-name="P6"/>
      <text:p text:style-name="P8">example:</text:p>
      <text:p text:style-name="P6">shown here as a table, but should be csv formatted. The same structure should also be exported as the an “export dictionary” function in tool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table:number-columns-spanned="10" office:value-type="string">
            <text:p text:style-name="Text_20_body">data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ext_20_body">name</text:p>
          </table:table-cell>
          <table:table-cell table:style-name="Table1.A2" office:value-type="string">
            <text:p text:style-name="Text_20_body">type</text:p>
          </table:table-cell>
          <table:table-cell table:style-name="Table1.A2" office:value-type="string">
            <text:p text:style-name="Text_20_body">line</text:p>
          </table:table-cell>
          <table:table-cell table:style-name="Table1.A2" office:value-type="string">
            <text:p text:style-name="Text_20_body">question</text:p>
          </table:table-cell>
          <table:table-cell table:style-name="Table1.A2" office:value-type="string">
            <text:p text:style-name="Text_20_body">valuelabel</text:p>
          </table:table-cell>
          <table:table-cell table:style-name="Table1.A2" office:value-type="string">
            <text:p text:style-name="Text_20_body">minimum</text:p>
          </table:table-cell>
          <table:table-cell table:style-name="Table1.A2" office:value-type="string">
            <text:p text:style-name="Text_20_body">maximum</text:p>
          </table:table-cell>
          <table:table-cell table:style-name="Table1.A2" office:value-type="string">
            <text:p text:style-name="Text_20_body">mustenter</text:p>
          </table:table-cell>
          <table:table-cell table:style-name="Table1.A2" office:value-type="string">
            <text:p text:style-name="Text_20_body">missingvalue</text:p>
          </table:table-cell>
          <table:table-cell table:style-name="Table1.J2" office:value-type="string">
            <text:p text:style-name="Text_20_body">jump</text:p>
          </table:table-cell>
        </table:table-row>
        <table:table-row>
          <table:table-cell table:style-name="Table1.A2" office:value-type="string">
            <text:p text:style-name="Text_20_body">s1</text:p>
          </table:table-cell>
          <table:table-cell table:style-name="Table1.A2" office:value-type="string">
            <text:p text:style-name="Text_20_body">sh</text:p>
          </table:table-cell>
          <table:table-cell table:style-name="Table1.C3" office:value-type="float" office:value="1">
            <text:p text:style-name="Text_20_body">1</text:p>
          </table:table-cell>
          <table:table-cell table:style-name="Table1.A2" office:value-type="string">
            <text:p text:style-name="Text_20_body">Demography</text:p>
          </table:table-cell>
          <table:table-cell table:style-name="Table1.A2" office:value-type="string">
            <text:p text:style-name="Text_20_body">.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>.</text:p>
          </table:table-cell>
          <table:table-cell table:style-name="Table1.A2" office:value-type="string">
            <text:p text:style-name="Text_20_body">.</text:p>
          </table:table-cell>
          <table:table-cell table:style-name="Table1.J2" office:value-type="string">
            <text:p text:style-name="Text_20_body">.</text:p>
          </table:table-cell>
        </table:table-row>
        <table:table-row>
          <table:table-cell table:style-name="Table1.A2" office:value-type="string">
            <text:p text:style-name="Text_20_body">v1</text:p>
          </table:table-cell>
          <table:table-cell table:style-name="Table1.A2" office:value-type="string">
            <text:p text:style-name="Text_20_body">i1</text:p>
          </table:table-cell>
          <table:table-cell table:style-name="Table1.C3" office:value-type="float" office:value="1">
            <text:p text:style-name="Text_20_body">1</text:p>
          </table:table-cell>
          <table:table-cell table:style-name="Table1.A2" office:value-type="string">
            <text:p text:style-name="Text_20_body">Sex</text:p>
          </table:table-cell>
          <table:table-cell table:style-name="Table1.A2" office:value-type="string">
            <text:p text:style-name="Text_20_body">sex</text:p>
          </table:table-cell>
          <table:table-cell table:style-name="Table1.C3">
            <text:p text:style-name="Text_20_body"/>
          </table:table-cell>
          <table:table-cell table:style-name="Table1.C3">
            <text:p text:style-name="Text_20_body"/>
          </table:table-cell>
          <table:table-cell table:style-name="Table1.C3" office:value-type="float" office:value="0">
            <text:p text:style-name="Text_20_body">0</text:p>
          </table:table-cell>
          <table:table-cell table:style-name="Table1.C3" office:value-type="float" office:value="9">
            <text:p text:style-name="Text_20_body">9</text:p>
          </table:table-cell>
          <table:table-cell table:style-name="Table1.J2" office:value-type="string">
            <text:p text:style-name="Text_20_body">1&gt;v15</text:p>
          </table:table-cell>
        </table:table-row>
        <table:table-row>
          <table:table-cell table:style-name="Table1.A2" office:value-type="string">
            <text:p text:style-name="Text_20_body">v2</text:p>
          </table:table-cell>
          <table:table-cell table:style-name="Table1.A2" office:value-type="string">
            <text:p text:style-name="Text_20_body">i3</text:p>
          </table:table-cell>
          <table:table-cell table:style-name="Table1.C3" office:value-type="float" office:value="1">
            <text:p text:style-name="Text_20_body">1</text:p>
          </table:table-cell>
          <table:table-cell table:style-name="Table1.A2" office:value-type="string">
            <text:p text:style-name="Text_20_body">“Weight at birth “</text:p>
          </table:table-cell>
          <table:table-cell table:style-name="Table1.A2" office:value-type="string">
            <text:p text:style-name="Text_20_body"/>
          </table:table-cell>
          <table:table-cell table:style-name="Table1.C3" office:value-type="float" office:value="10">
            <text:p text:style-name="Text_20_body">10</text:p>
          </table:table-cell>
          <table:table-cell table:style-name="Table1.C3" office:value-type="float" office:value="20">
            <text:p text:style-name="Text_20_body">20</text:p>
          </table:table-cell>
          <table:table-cell table:style-name="Table1.C3" office:value-type="float" office:value="0">
            <text:p text:style-name="Text_20_body">0</text:p>
          </table:table-cell>
          <table:table-cell table:style-name="Table1.C3" office:value-type="float" office:value="999">
            <text:p text:style-name="Text_20_body">999</text:p>
          </table:table-cell>
          <table:table-cell table:style-name="Table1.J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v3</text:p>
          </table:table-cell>
          <table:table-cell table:style-name="Table1.A2" office:value-type="string">
            <text:p text:style-name="Text_20_body">i2</text:p>
          </table:table-cell>
          <table:table-cell table:style-name="Table1.C3" office:value-type="float" office:value="1">
            <text:p text:style-name="Text_20_body">1</text:p>
          </table:table-cell>
          <table:table-cell table:style-name="Table1.A2" office:value-type="string">
            <text:p text:style-name="Text_20_body">“Age group”</text:p>
          </table:table-cell>
          <table:table-cell table:style-name="Table1.A2" office:value-type="string">
            <text:p text:style-name="Text_20_body">agegrp</text:p>
          </table:table-cell>
          <table:table-cell table:style-name="Table1.C3">
            <text:p text:style-name="Text_20_body"/>
          </table:table-cell>
          <table:table-cell table:style-name="Table1.C3">
            <text:p text:style-name="Text_20_body"/>
          </table:table-cell>
          <table:table-cell table:style-name="Table1.C3" office:value-type="float" office:value="1">
            <text:p text:style-name="Text_20_body">1</text:p>
          </table:table-cell>
          <table:table-cell table:style-name="Table1.C3" office:value-type="float" office:value="99">
            <text:p text:style-name="Text_20_body">99</text:p>
          </table:table-cell>
          <table:table-cell table:style-name="Table1.J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>v4</text:p>
          </table:table-cell>
          <table:table-cell table:style-name="Table1.A2" office:value-type="string">
            <text:p text:style-name="Text_20_body">dmy</text:p>
          </table:table-cell>
          <table:table-cell table:style-name="Table1.C3" office:value-type="float" office:value="1">
            <text:p text:style-name="Text_20_body">1</text:p>
          </table:table-cell>
          <table:table-cell table:style-name="Table1.A2" office:value-type="string">
            <text:p text:style-name="Text_20_body">date at visit</text:p>
          </table:table-cell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ext_20_body">form1.d1</text:p>
          </table:table-cell>
          <table:table-cell table:style-name="Table1.A2" office:value-type="string">
            <text:p text:style-name="Text_20_body">today</text:p>
          </table:table-cell>
          <table:table-cell table:style-name="Table1.C3">
            <text:p text:style-name="Text_20_body"/>
          </table:table-cell>
          <table:table-cell table:style-name="Table1.C3">
            <text:p text:style-name="Text_20_body"/>
          </table:table-cell>
          <table:table-cell table:style-name="Table1.J2" office:value-type="string">
            <text:p text:style-name="Text_20_body"/>
          </table:table-cell>
        </table:table-row>
        <table:table-row>
          <table:table-cell table:style-name="Table1.J2" table:number-columns-spanned="10" office:value-type="string">
            <text:p text:style-name="Text_20_body">/datafor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table:number-columns-spanned="10" office:value-type="string">
            <text:p text:style-name="Text_20_body">valuelab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ext_20_body">name</text:p>
          </table:table-cell>
          <table:table-cell table:style-name="Table2.A2" office:value-type="string">
            <text:p text:style-name="Text_20_body">kategories</text:p>
          </table:table-cell>
          <table:table-cell table:style-name="Table2.A2" office:value-type="string">
            <text:p text:style-name="Text_20_body"/>
          </table:table-cell>
          <table:table-cell table:style-name="Table2.A2" office:value-type="string">
            <text:p text:style-name="Text_20_body"/>
          </table:table-cell>
          <table:table-cell table:style-name="Table2.A2" office:value-type="string">
            <text:p text:style-name="Text_20_body"/>
          </table:table-cell>
          <table:table-cell table:style-name="Table2.A2" office:value-type="string">
            <text:p text:style-name="Text_20_body"/>
          </table:table-cell>
          <table:table-cell table:style-name="Table2.A2" office:value-type="string">
            <text:p text:style-name="Text_20_body"/>
          </table:table-cell>
          <table:table-cell table:style-name="Table2.A2" office:value-type="string">
            <text:p text:style-name="Text_20_body"/>
          </table:table-cell>
          <table:table-cell table:style-name="Table2.A2" office:value-type="string">
            <text:p text:style-name="Text_20_body"/>
          </table:table-cell>
          <table:table-cell table:style-name="Table2.J2" office:value-type="string">
            <text:p text:style-name="Text_20_body"/>
          </table:table-cell>
        </table:table-row>
        <table:table-row>
          <table:table-cell table:style-name="Table2.A2" office:value-type="string">
            <text:p text:style-name="Text_20_body">sex</text:p>
          </table:table-cell>
          <table:table-cell table:style-name="Table2.B3" office:value-type="float" office:value="3">
            <text:p text:style-name="Text_20_body">3</text:p>
          </table:table-cell>
          <table:table-cell table:style-name="Table2.B3" office:value-type="float" office:value="1">
            <text:p text:style-name="Text_20_body">1</text:p>
          </table:table-cell>
          <table:table-cell table:style-name="Table2.A2" office:value-type="string">
            <text:p text:style-name="Text_20_body">male</text:p>
          </table:table-cell>
          <table:table-cell table:style-name="Table2.B3" office:value-type="float" office:value="2">
            <text:p text:style-name="Text_20_body">2</text:p>
          </table:table-cell>
          <table:table-cell table:style-name="Table2.A2" office:value-type="string">
            <text:p text:style-name="Text_20_body">female</text:p>
          </table:table-cell>
          <table:table-cell table:style-name="Table2.B3" office:value-type="float" office:value="9">
            <text:p text:style-name="Text_20_body">9</text:p>
          </table:table-cell>
          <table:table-cell table:style-name="Table2.A2" office:value-type="string">
            <text:p text:style-name="Text_20_body">missing</text:p>
          </table:table-cell>
          <table:table-cell table:style-name="Table2.A2" office:value-type="string">
            <text:p text:style-name="Text_20_body"/>
          </table:table-cell>
          <table:table-cell table:style-name="Table2.J2" office:value-type="string">
            <text:p text:style-name="Text_20_body"/>
          </table:table-cell>
        </table:table-row>
        <table:table-row>
          <table:table-cell table:style-name="Table2.A2" office:value-type="string">
            <text:p text:style-name="Text_20_body">agegrp</text:p>
          </table:table-cell>
          <table:table-cell table:style-name="Table2.B3" office:value-type="float" office:value="4">
            <text:p text:style-name="Text_20_body">4</text:p>
          </table:table-cell>
          <table:table-cell table:style-name="Table2.B3" office:value-type="float" office:value="1">
            <text:p text:style-name="Text_20_body">1</text:p>
          </table:table-cell>
          <table:table-cell table:style-name="Table2.A2" office:value-type="string">
            <text:p text:style-name="Text_20_body">“0-4”</text:p>
          </table:table-cell>
          <table:table-cell table:style-name="Table2.B3" office:value-type="float" office:value="2">
            <text:p text:style-name="Text_20_body">2</text:p>
          </table:table-cell>
          <table:table-cell table:style-name="Table2.A2" office:value-type="string">
            <text:p text:style-name="Text_20_body">“5-9”</text:p>
          </table:table-cell>
          <table:table-cell table:style-name="Table2.B3" office:value-type="float" office:value="3">
            <text:p text:style-name="Text_20_body">3</text:p>
          </table:table-cell>
          <table:table-cell table:style-name="Table2.A2" office:value-type="string">
            <text:p text:style-name="Text_20_body">“10-14”</text:p>
          </table:table-cell>
          <table:table-cell table:style-name="Table2.B3" office:value-type="float" office:value="99">
            <text:p text:style-name="Text_20_body">99</text:p>
          </table:table-cell>
          <table:table-cell table:style-name="Table2.J2" office:value-type="string">
            <text:p text:style-name="Text_20_body">“Missing”</text:p>
          </table:table-cell>
        </table:table-row>
        <table:table-row>
          <table:table-cell table:style-name="Table2.J2" table:number-columns-spanned="10" office:value-type="string">
            <text:p text:style-name="Text_20_body">/valuelab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s Lauritsen</meta:initial-creator>
    <meta:creation-date>2010-03-10T22:23:20.28</meta:creation-date>
    <dc:date>2010-03-10T23:33:50.67</dc:date>
    <dc:creator>Jens Lauritsen</dc:creator>
    <meta:editing-duration>PT00H48M37S</meta:editing-duration>
    <meta:editing-cycles>6</meta:editing-cycles>
    <meta:generator>OpenOffice.org/3.1$Win32 OpenOffice.org_project/310m19$Build-9420</meta:generator>
    <meta:document-statistic meta:table-count="2" meta:image-count="0" meta:object-count="0" meta:page-count="3" meta:paragraph-count="127" meta:word-count="565" meta:character-count="3030"/>
  </office:meta>
</office:document-meta>
</file>